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24-12-2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24-01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23-09-12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22-01-2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20-12-07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20-01-2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9-01-31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8-02-0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7-01-2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6-01-20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5-08-2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5-01-28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4-09-1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52" calcext:value-type="float">
            <text:p>149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4-06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4-01-2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3-08-1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864" calcext:value-type="float">
            <text:p>157.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3-01-1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2-09-2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1-12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1-01-1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10-02-0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9-01-14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8-09-22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8-01-1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7-09-20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7-01-1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6-09-08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6-01-0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5-08-3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5-02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4-09-2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4-04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4-01-2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3-11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3-01-30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2-11-1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2-06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2-02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1-04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1-01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0-10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2000-01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9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5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1-01-15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90-01-22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38095351001</text:p>
          </table:table-cell>
          <table:table-cell office:value-type="string" calcext:value-type="string">
            <text:p>1970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